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66ffff" draw:textarea-horizontal-align="justify" draw:textarea-vertical-align="middle" draw:auto-grow-height="false" fo:min-height="0in" fo:min-width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<draw:rect text:anchor-type="paragraph" draw:z-index="0" draw:style-name="gr1" draw:text-style-name="P1" svg:width="1.4705in" svg:height="0.5004in" svg:x="2.55in" svg:y="1.7098in"><text:p text:style-name="P1">Server</text:p></draw:rect><draw:custom-shape text:anchor-type="paragraph" draw:z-index="1" draw:style-name="gr2" svg:width="0.8114in" svg:height="0.1669in" svg:x="1.7398in" svg:y="1.8874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rect text:anchor-type="paragraph" draw:z-index="2" draw:style-name="gr1" draw:text-style-name="P1" svg:width="1.4705in" svg:height="0.5004in" svg:x="4.8299in" svg:y="1.7098in"><text:p text:style-name="P1">Active learning</text:p><text:p text:style-name="P1">backend</text:p></draw:rect><draw:custom-shape text:anchor-type="paragraph" draw:z-index="3" draw:style-name="gr2" svg:width="0.8114in" svg:height="0.1669in" svg:x="4.0173in" svg:y="1.8874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rect text:anchor-type="paragraph" draw:z-index="4" draw:style-name="gr1" draw:text-style-name="P2" svg:width="1.4713in" svg:height="0.5012in" svg:x="0.2701in" svg:y="1.7098in"><text:p text:style-name="P1"><text:span text:style-name="T1">Frontend</text:span></text:p></draw:rect><draw:frame text:anchor-type="paragraph" draw:z-index="5" draw:style-name="gr3" svg:width="0.5894in" svg:height="0.1925in" svg:x="1.8437in" svg:y="1.6874in"><draw:text-box><text:p text:style-name="P1">http</text:p></draw:text-box></draw:frame><draw:frame text:anchor-type="paragraph" draw:z-index="6" draw:style-name="gr3" svg:width="0.5894in" svg:height="0.1925in" svg:x="4.1291in" svg:y="1.6874in"><draw:text-box><text:p text:style-name="P1">http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llustration" style:family="paragraph" style:parent-style-name="Caption" style:class="extra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4-13T10:32:36</meta:creation-date>
    <dc:date>2015-04-14T11:44:24</dc:date>
    <meta:editing-duration>PT1H1M54S</meta:editing-duration>
    <meta:editing-cycles>7</meta:editing-cycles>
    <meta:generator>OpenOffice/4.1.1$Unix OpenOffice.org_project/411m6$Build-9775</meta:generator>
    <meta:document-statistic meta:table-count="0" meta:image-count="0" meta:object-count="0" meta:page-count="1" meta:paragraph-count="0" meta:word-count="0" meta:character-count="0"/>
  </office:meta>
</office:document-meta>
</file>